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Serif" svg:font-family="'courier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0pt" officeooo:rsid="000b3500" officeooo:paragraph-rsid="000b3500" style:font-size-asian="10pt" style:font-size-complex="10pt"/>
    </style:style>
    <style:style style:name="T1" style:family="text">
      <style:text-properties officeooo:rsid="000c8e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dades de medida de tamaño en html</text:p>
      <text:p text:style-name="P1">- Px</text:p>
      <text:p text:style-name="P1">- pt(ppp)</text:p>
      <text:p text:style-name="P1">- %</text:p>
      <text:p text:style-name="P1">- em (tamaño de la fuente standard)</text:p>
      <text:p text:style-name="P1"/>
      <text:p text:style-name="P1">calidad: %/em/Px <text:s/>(ppp no se usa)</text:p>
      <text:p text:style-name="P1"/>
      <text:p text:style-name="P1">-absoluto: considera su priemra coordenada 0,0 al primer contenedor que tenga definida (escrita) su position, hasta el body</text:p>
      <text:p text:style-name="P1"/>
      <text:p text:style-name="P1">-<text:span text:style-name="T1">display inline:fuerzas a un bloque a que se comporte como un inlin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Serif" svg:font-family="'courier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23:48.038718771</meta:creation-date>
    <dc:date>2018-10-19T20:12:55.968159759</dc:date>
    <meta:editing-duration>PT17M5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56" meta:character-count="311" meta:non-whitespace-character-count="262"/>
  </office:meta>
</office:document-meta>
</file>